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Monaco" svg:font-family="Monaco" style:font-family-generic="modern" style:font-pitch="fixed"/>
    <style:font-face style:name="KabelItcTEE" svg:font-family="KabelItcTEE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15%" fo:text-align="center" style:justify-single-word="false"/>
      <style:text-properties style:font-name="Monaco" fo:font-size="18pt" fo:font-weight="bold" officeooo:rsid="005db6a7" officeooo:paragraph-rsid="005db6a7" style:font-weight-asian="bold" style:font-weight-complex="bold"/>
    </style:style>
    <style:style style:name="P2" style:family="paragraph" style:parent-style-name="Standard" style:list-style-name="L1">
      <style:paragraph-properties fo:line-height="115%"/>
      <style:text-properties style:font-name="Monaco" officeooo:rsid="00082d69" officeooo:paragraph-rsid="00082d69"/>
    </style:style>
    <style:style style:name="P3" style:family="paragraph" style:parent-style-name="Standard" style:list-style-name="L1">
      <style:paragraph-properties fo:line-height="115%"/>
      <style:text-properties style:font-name="Monaco" officeooo:rsid="000a5ba0" officeooo:paragraph-rsid="000a5ba0"/>
    </style:style>
    <style:style style:name="P4" style:family="paragraph" style:parent-style-name="Standard" style:list-style-name="L1">
      <style:paragraph-properties fo:line-height="115%"/>
      <style:text-properties style:font-name="Monaco" officeooo:rsid="000bc8d9" officeooo:paragraph-rsid="000bc8d9"/>
    </style:style>
    <style:style style:name="P5" style:family="paragraph" style:parent-style-name="Standard" style:list-style-name="L1">
      <style:paragraph-properties fo:line-height="115%"/>
      <style:text-properties style:font-name="Monaco" officeooo:rsid="000d8376" officeooo:paragraph-rsid="000d8376"/>
    </style:style>
    <style:style style:name="P6" style:family="paragraph" style:parent-style-name="Standard" style:list-style-name="L1">
      <style:paragraph-properties fo:line-height="115%"/>
      <style:text-properties style:font-name="Monaco" officeooo:rsid="000a4028" officeooo:paragraph-rsid="000a4028"/>
    </style:style>
    <style:style style:name="P7" style:family="paragraph" style:parent-style-name="Standard" style:list-style-name="L1">
      <style:paragraph-properties fo:line-height="115%"/>
      <style:text-properties style:font-name="Monaco" officeooo:rsid="00114438" officeooo:paragraph-rsid="00114438"/>
    </style:style>
    <style:style style:name="P8" style:family="paragraph" style:parent-style-name="Standard" style:list-style-name="L1">
      <style:paragraph-properties fo:line-height="115%"/>
      <style:text-properties style:font-name="Monaco" officeooo:rsid="00121f3e" officeooo:paragraph-rsid="00121f3e"/>
    </style:style>
    <style:style style:name="P9" style:family="paragraph" style:parent-style-name="Standard" style:list-style-name="L1">
      <style:paragraph-properties fo:line-height="115%"/>
      <style:text-properties style:font-name="Monaco" officeooo:rsid="0012671f" officeooo:paragraph-rsid="0012671f"/>
    </style:style>
    <style:style style:name="P10" style:family="paragraph" style:parent-style-name="Standard" style:list-style-name="L1">
      <style:paragraph-properties fo:line-height="115%"/>
      <style:text-properties style:font-name="Monaco" officeooo:rsid="0016d4e0" officeooo:paragraph-rsid="0016d4e0"/>
    </style:style>
    <style:style style:name="P11" style:family="paragraph" style:parent-style-name="Standard" style:list-style-name="L1">
      <style:paragraph-properties fo:line-height="115%"/>
      <style:text-properties style:font-name="Monaco" officeooo:rsid="00188a6d" officeooo:paragraph-rsid="00188a6d"/>
    </style:style>
    <style:style style:name="P12" style:family="paragraph" style:parent-style-name="Standard" style:list-style-name="L1">
      <style:paragraph-properties fo:line-height="115%"/>
      <style:text-properties style:font-name="Monaco" officeooo:rsid="001a13de" officeooo:paragraph-rsid="001a13de"/>
    </style:style>
    <style:style style:name="P13" style:family="paragraph" style:parent-style-name="Standard" style:list-style-name="L1">
      <style:paragraph-properties fo:line-height="115%"/>
      <style:text-properties style:font-name="Monaco" officeooo:rsid="001b898a" officeooo:paragraph-rsid="001b898a"/>
    </style:style>
    <style:style style:name="P14" style:family="paragraph" style:parent-style-name="Standard" style:list-style-name="L1">
      <style:paragraph-properties fo:line-height="115%"/>
      <style:text-properties style:font-name="Monaco" officeooo:rsid="004596be" officeooo:paragraph-rsid="004596be"/>
    </style:style>
    <style:style style:name="P15" style:family="paragraph" style:parent-style-name="Standard" style:list-style-name="L1">
      <style:paragraph-properties fo:line-height="115%"/>
      <style:text-properties style:font-name="Monaco" officeooo:rsid="0044de59" officeooo:paragraph-rsid="0044de59"/>
    </style:style>
    <style:style style:name="P16" style:family="paragraph" style:parent-style-name="Standard" style:list-style-name="L1">
      <style:paragraph-properties fo:line-height="115%"/>
      <style:text-properties style:font-name="Monaco" officeooo:rsid="00463e1a" officeooo:paragraph-rsid="00463e1a"/>
    </style:style>
    <style:style style:name="P17" style:family="paragraph" style:parent-style-name="Standard" style:list-style-name="L1">
      <style:paragraph-properties fo:line-height="115%"/>
      <style:text-properties style:font-name="Monaco" officeooo:rsid="001cf03a" officeooo:paragraph-rsid="001cf03a"/>
    </style:style>
    <style:style style:name="P18" style:family="paragraph" style:parent-style-name="Standard" style:list-style-name="L1">
      <style:paragraph-properties fo:line-height="115%"/>
      <style:text-properties style:font-name="Monaco" officeooo:rsid="001d85cc" officeooo:paragraph-rsid="001d85cc"/>
    </style:style>
    <style:style style:name="P19" style:family="paragraph" style:parent-style-name="Standard" style:list-style-name="L1">
      <style:paragraph-properties fo:line-height="115%"/>
      <style:text-properties style:font-name="Monaco" officeooo:rsid="001ed4b3" officeooo:paragraph-rsid="001ed4b3"/>
    </style:style>
    <style:style style:name="P20" style:family="paragraph" style:parent-style-name="Standard" style:list-style-name="L1">
      <style:paragraph-properties fo:line-height="115%"/>
      <style:text-properties style:font-name="Monaco" officeooo:rsid="0021d2e0" officeooo:paragraph-rsid="0021d2e0"/>
    </style:style>
    <style:style style:name="P21" style:family="paragraph" style:parent-style-name="Standard" style:list-style-name="L1">
      <style:paragraph-properties fo:line-height="115%"/>
      <style:text-properties style:font-name="Monaco" officeooo:rsid="002d89d5" officeooo:paragraph-rsid="002d89d5"/>
    </style:style>
    <style:style style:name="P22" style:family="paragraph" style:parent-style-name="Standard" style:list-style-name="L1">
      <style:paragraph-properties fo:line-height="115%"/>
      <style:text-properties style:font-name="Monaco" officeooo:rsid="002ed38f" officeooo:paragraph-rsid="002ed38f"/>
    </style:style>
    <style:style style:name="P23" style:family="paragraph" style:parent-style-name="Standard" style:list-style-name="L1">
      <style:paragraph-properties fo:line-height="115%"/>
      <style:text-properties style:font-name="Monaco" officeooo:rsid="00496b72" officeooo:paragraph-rsid="00496b72"/>
    </style:style>
    <style:style style:name="P24" style:family="paragraph" style:parent-style-name="Standard" style:list-style-name="L1">
      <style:paragraph-properties fo:line-height="115%"/>
      <style:text-properties style:font-name="Monaco" officeooo:rsid="005be321" officeooo:paragraph-rsid="005be321"/>
    </style:style>
    <style:style style:name="P25" style:family="paragraph" style:parent-style-name="Standard" style:list-style-name="L1">
      <style:paragraph-properties fo:line-height="115%"/>
      <style:text-properties style:font-name="Monaco" fo:font-weight="normal" officeooo:rsid="005e26fa" officeooo:paragraph-rsid="005e26fa" style:font-weight-asian="normal" style:font-weight-complex="normal"/>
    </style:style>
    <style:style style:name="P26" style:family="paragraph" style:parent-style-name="Standard" style:list-style-name="L1">
      <style:paragraph-properties fo:line-height="115%"/>
      <style:text-properties style:font-name="Monaco" fo:font-weight="normal" officeooo:rsid="005eb9c9" officeooo:paragraph-rsid="005eb9c9" style:font-weight-asian="normal" style:font-weight-complex="normal"/>
    </style:style>
    <style:style style:name="P27" style:family="paragraph" style:parent-style-name="Standard" style:list-style-name="L1">
      <style:paragraph-properties fo:line-height="115%"/>
      <style:text-properties style:font-name="Monaco" fo:font-weight="normal" officeooo:rsid="0061def6" officeooo:paragraph-rsid="0061def6" style:font-weight-asian="normal" style:font-weight-complex="normal"/>
    </style:style>
    <style:style style:name="P28" style:family="paragraph" style:parent-style-name="Standard" style:list-style-name="L1">
      <style:paragraph-properties fo:line-height="115%"/>
      <style:text-properties style:font-name="Monaco" officeooo:rsid="0020e0db" officeooo:paragraph-rsid="0020e0db"/>
    </style:style>
    <style:style style:name="P29" style:family="paragraph" style:parent-style-name="Standard" style:list-style-name="L1">
      <style:paragraph-properties fo:line-height="115%"/>
      <style:text-properties style:font-name="Monaco" officeooo:rsid="0047e71f" officeooo:paragraph-rsid="0047e71f"/>
    </style:style>
    <style:style style:name="P30" style:family="paragraph" style:parent-style-name="Standard" style:list-style-name="L1">
      <style:paragraph-properties fo:line-height="115%"/>
      <style:text-properties style:font-name="Monaco" officeooo:rsid="00268eab" officeooo:paragraph-rsid="00268eab"/>
    </style:style>
    <style:style style:name="P31" style:family="paragraph" style:parent-style-name="Standard" style:list-style-name="L1">
      <style:paragraph-properties fo:line-height="115%"/>
      <style:text-properties style:font-name="Monaco" officeooo:rsid="0031e480" officeooo:paragraph-rsid="0031e480"/>
    </style:style>
    <style:style style:name="P32" style:family="paragraph" style:parent-style-name="Standard" style:list-style-name="L1">
      <style:paragraph-properties fo:line-height="115%"/>
      <style:text-properties style:font-name="Monaco" officeooo:rsid="0027ff7f" officeooo:paragraph-rsid="0027ff7f"/>
    </style:style>
    <style:style style:name="P33" style:family="paragraph" style:parent-style-name="Standard" style:list-style-name="L1">
      <style:paragraph-properties fo:line-height="115%"/>
      <style:text-properties style:font-name="Monaco" officeooo:rsid="0029f408" officeooo:paragraph-rsid="0029f408"/>
    </style:style>
    <style:style style:name="P34" style:family="paragraph" style:parent-style-name="Standard" style:list-style-name="L1">
      <style:paragraph-properties fo:line-height="115%"/>
      <style:text-properties style:font-name="Monaco" officeooo:rsid="002fdb16" officeooo:paragraph-rsid="002fdb16"/>
    </style:style>
    <style:style style:name="P35" style:family="paragraph" style:parent-style-name="Standard" style:list-style-name="L1">
      <style:paragraph-properties fo:line-height="115%"/>
      <style:text-properties style:font-name="Monaco" officeooo:rsid="003a87a3" officeooo:paragraph-rsid="003a87a3"/>
    </style:style>
    <style:style style:name="P36" style:family="paragraph" style:parent-style-name="Standard" style:list-style-name="L1">
      <style:paragraph-properties fo:line-height="115%"/>
      <style:text-properties style:font-name="Monaco" officeooo:rsid="003e99dd" officeooo:paragraph-rsid="003e99dd"/>
    </style:style>
    <style:style style:name="P37" style:family="paragraph" style:parent-style-name="Standard" style:list-style-name="L1">
      <style:paragraph-properties fo:line-height="115%"/>
      <style:text-properties style:font-name="Monaco" officeooo:rsid="00400b28" officeooo:paragraph-rsid="00400b28"/>
    </style:style>
    <style:style style:name="P38" style:family="paragraph" style:parent-style-name="Standard" style:list-style-name="L1">
      <style:paragraph-properties fo:line-height="115%"/>
      <style:text-properties style:font-name="Monaco" officeooo:rsid="002c8b7b" officeooo:paragraph-rsid="002c8b7b"/>
    </style:style>
    <style:style style:name="P39" style:family="paragraph" style:parent-style-name="Standard" style:list-style-name="L1">
      <style:paragraph-properties fo:line-height="115%"/>
      <style:text-properties style:font-name="Monaco" officeooo:rsid="005280e3" officeooo:paragraph-rsid="005280e3"/>
    </style:style>
    <style:style style:name="P40" style:family="paragraph" style:parent-style-name="Standard" style:list-style-name="L1">
      <style:paragraph-properties fo:line-height="115%"/>
      <style:text-properties style:font-name="Monaco" officeooo:rsid="0034b66c" officeooo:paragraph-rsid="0034b66c"/>
    </style:style>
    <style:style style:name="P41" style:family="paragraph" style:parent-style-name="Standard" style:list-style-name="L1">
      <style:paragraph-properties fo:line-height="115%"/>
      <style:text-properties style:font-name="Monaco" officeooo:rsid="00351224" officeooo:paragraph-rsid="00351224"/>
    </style:style>
    <style:style style:name="P42" style:family="paragraph" style:parent-style-name="Standard" style:list-style-name="L1">
      <style:paragraph-properties fo:line-height="115%"/>
      <style:text-properties style:font-name="Monaco" officeooo:rsid="00362535" officeooo:paragraph-rsid="00362535"/>
    </style:style>
    <style:style style:name="P43" style:family="paragraph" style:parent-style-name="Standard" style:list-style-name="L1">
      <style:paragraph-properties fo:line-height="115%"/>
      <style:text-properties style:font-name="Monaco" officeooo:rsid="003813e7" officeooo:paragraph-rsid="003813e7"/>
    </style:style>
    <style:style style:name="P44" style:family="paragraph" style:parent-style-name="Standard" style:list-style-name="L1">
      <style:paragraph-properties fo:line-height="115%"/>
      <style:text-properties style:font-name="Monaco" officeooo:rsid="0039f2b4" officeooo:paragraph-rsid="0039f2b4"/>
    </style:style>
    <style:style style:name="P45" style:family="paragraph" style:parent-style-name="Standard" style:list-style-name="L1">
      <style:paragraph-properties fo:line-height="115%"/>
      <style:text-properties style:font-name="Monaco" officeooo:rsid="003a45b1" officeooo:paragraph-rsid="003a45b1"/>
    </style:style>
    <style:style style:name="P46" style:family="paragraph" style:parent-style-name="Standard" style:list-style-name="L1">
      <style:paragraph-properties fo:line-height="115%"/>
      <style:text-properties style:font-name="Monaco" officeooo:rsid="00436a15" officeooo:paragraph-rsid="00436a15"/>
    </style:style>
    <style:style style:name="P47" style:family="paragraph" style:parent-style-name="Standard" style:list-style-name="L1">
      <style:paragraph-properties fo:line-height="115%"/>
      <style:text-properties style:font-name="Monaco" officeooo:rsid="0052af71" officeooo:paragraph-rsid="0052af71"/>
    </style:style>
    <style:style style:name="P48" style:family="paragraph" style:parent-style-name="Standard" style:list-style-name="L1">
      <style:paragraph-properties fo:line-height="115%"/>
      <style:text-properties style:font-name="Monaco" officeooo:rsid="0054e999" officeooo:paragraph-rsid="0054e999"/>
    </style:style>
    <style:style style:name="P49" style:family="paragraph" style:parent-style-name="Standard" style:list-style-name="L1">
      <style:paragraph-properties fo:line-height="115%"/>
      <style:text-properties style:font-name="Monaco" officeooo:rsid="0053abf6" officeooo:paragraph-rsid="0053abf6"/>
    </style:style>
    <style:style style:name="P50" style:family="paragraph" style:parent-style-name="Standard" style:list-style-name="L1">
      <style:paragraph-properties fo:line-height="115%"/>
      <style:text-properties style:font-name="Monaco" officeooo:rsid="0054be55" officeooo:paragraph-rsid="0054be55"/>
    </style:style>
    <style:style style:name="P51" style:family="paragraph" style:parent-style-name="Standard" style:list-style-name="L1">
      <style:paragraph-properties fo:line-height="115%"/>
      <style:text-properties style:font-name="Monaco" officeooo:rsid="0056872a" officeooo:paragraph-rsid="0056872a"/>
    </style:style>
    <style:style style:name="P52" style:family="paragraph" style:parent-style-name="Standard" style:list-style-name="L1">
      <style:paragraph-properties fo:line-height="115%"/>
      <style:text-properties style:font-name="Monaco" officeooo:rsid="0056e4d6" officeooo:paragraph-rsid="0056e4d6"/>
    </style:style>
    <style:style style:name="P53" style:family="paragraph" style:parent-style-name="Standard" style:list-style-name="L1">
      <style:paragraph-properties fo:line-height="115%"/>
      <style:text-properties style:font-name="Monaco" officeooo:rsid="0058b276" officeooo:paragraph-rsid="0058b276"/>
    </style:style>
    <style:style style:name="P54" style:family="paragraph" style:parent-style-name="Standard" style:list-style-name="L1">
      <style:paragraph-properties fo:line-height="115%"/>
      <style:text-properties style:font-name="Monaco" officeooo:rsid="0059ab60" officeooo:paragraph-rsid="0059ab60"/>
    </style:style>
    <style:style style:name="P55" style:family="paragraph" style:parent-style-name="Standard" style:list-style-name="L1">
      <style:paragraph-properties fo:line-height="115%"/>
      <style:text-properties style:font-name="Monaco" officeooo:rsid="0059ab60" officeooo:paragraph-rsid="005abe97"/>
    </style:style>
    <style:style style:name="T1" style:family="text">
      <style:text-properties officeooo:rsid="00221fdc"/>
    </style:style>
    <style:style style:name="T2" style:family="text">
      <style:text-properties officeooo:rsid="002fdb16"/>
    </style:style>
    <style:style style:name="T3" style:family="text">
      <style:text-properties officeooo:rsid="003278a1"/>
    </style:style>
    <style:style style:name="T4" style:family="text">
      <style:text-properties officeooo:rsid="003c1351"/>
    </style:style>
    <style:style style:name="T5" style:family="text">
      <style:text-properties officeooo:rsid="0040a2cd"/>
    </style:style>
    <style:style style:name="T6" style:family="text">
      <style:text-properties officeooo:rsid="00417d60"/>
    </style:style>
    <style:style style:name="T7" style:family="text">
      <style:text-properties officeooo:rsid="004596be"/>
    </style:style>
    <style:style style:name="T8" style:family="text">
      <style:text-properties officeooo:rsid="004ad57c"/>
    </style:style>
    <style:style style:name="T9" style:family="text">
      <style:text-properties officeooo:rsid="004dac93"/>
    </style:style>
    <style:style style:name="T10" style:family="text">
      <style:text-properties officeooo:rsid="004f8f0e"/>
    </style:style>
    <style:style style:name="T11" style:family="text">
      <style:text-properties officeooo:rsid="00512fda"/>
    </style:style>
    <style:style style:name="T12" style:family="text">
      <style:text-properties officeooo:rsid="0051b7cf"/>
    </style:style>
    <style:style style:name="T13" style:family="text">
      <style:text-properties officeooo:rsid="0053abf6"/>
    </style:style>
    <style:style style:name="T14" style:family="text">
      <style:text-properties officeooo:rsid="0054e0aa"/>
    </style:style>
    <style:style style:name="T15" style:family="text">
      <style:text-properties officeooo:rsid="005abe97"/>
    </style:style>
    <style:style style:name="T16" style:family="text">
      <style:text-properties style:font-name="KabelItcTEE" fo:font-size="24pt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officeooo:rsid="005eec69"/>
    </style:style>
    <style:style style:name="T18" style:family="text">
      <style:text-properties officeooo:rsid="006332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54000697828449319" text:style-name="L1">
        <text:list-header>
          <text:p text:style-name="P1">Database Tables with Fields List for<text:line-break/><text:span text:style-name="T16">Open Judge</text:span></text:p>
        </text:list-header>
        <text:list-item>
          <text:p text:style-name="P2">Admin</text:p>
          <text:list>
            <text:list-item>
              <text:p text:style-name="P2">admin_id</text:p>
            </text:list-item>
            <text:list-item>
              <text:p text:style-name="P2">admin_user</text:p>
            </text:list-item>
            <text:list-item>
              <text:p text:style-name="P2">admin_pass</text:p>
            </text:list-item>
            <text:list-item>
              <text:p text:style-name="P3">admin_name</text:p>
            </text:list-item>
            <text:list-item>
              <text:p text:style-name="P4">admin_email</text:p>
            </text:list-item>
            <text:list-item>
              <text:p text:style-name="P5">admin_phone</text:p>
            </text:list-item>
          </text:list>
        </text:list-item>
        <text:list-item>
          <text:p text:style-name="P6">Judge</text:p>
          <text:list>
            <text:list-item>
              <text:p text:style-name="P3">judge_id</text:p>
            </text:list-item>
            <text:list-item>
              <text:p text:style-name="P3">judge_user</text:p>
            </text:list-item>
            <text:list-item>
              <text:p text:style-name="P3">judge_pass</text:p>
            </text:list-item>
            <text:list-item>
              <text:p text:style-name="P3">judge_name</text:p>
            </text:list-item>
            <text:list-item>
              <text:p text:style-name="P4">judge_email</text:p>
            </text:list-item>
            <text:list-item>
              <text:p text:style-name="P5">judge_phone</text:p>
            </text:list-item>
          </text:list>
        </text:list-item>
        <text:list-item>
          <text:p text:style-name="P7">user</text:p>
          <text:list>
            <text:list-item>
              <text:p text:style-name="P8">user_id</text:p>
            </text:list-item>
            <text:list-item>
              <text:p text:style-name="P8">user_handle</text:p>
            </text:list-item>
            <text:list-item>
              <text:p text:style-name="P8">user_pass</text:p>
            </text:list-item>
            <text:list-item>
              <text:p text:style-name="P8">user_name</text:p>
            </text:list-item>
            <text:list-item>
              <text:p text:style-name="P8">user_email</text:p>
            </text:list-item>
            <text:list-item>
              <text:p text:style-name="P9">user_phone</text:p>
            </text:list-item>
            <text:list-item>
              <text:p text:style-name="P10">user_type (team <text:span text:style-name="T9">(0)</text:span> / individual <text:span text:style-name="T9">(1)</text:span>)</text:p>
            </text:list-item>
          </text:list>
        </text:list-item>
        <text:list-item>
          <text:p text:style-name="P11">problem</text:p>
          <text:list>
            <text:list-item>
              <text:p text:style-name="P11">problem_id</text:p>
            </text:list-item>
            <text:list-item>
              <text:p text:style-name="P12">problem_name</text:p>
            </text:list-item>
            <text:list-item>
              <text:p text:style-name="P13">problem_level <text:span text:style-name="T10">(1-7)</text:span></text:p>
            </text:list-item>
            <text:list-item>
              <text:p text:style-name="P14">problem_time_limit</text:p>
            </text:list-item>
            <text:list-item>
              <text:p text:style-name="P15">problem_<text:span text:style-name="T7">memory_limit</text:span></text:p>
            </text:list-item>
            <text:list-item>
              <text:p text:style-name="P16">problem_input_channel</text:p>
            </text:list-item>
            <text:list-item>
              <text:p text:style-name="P16">problem_output_channel</text:p>
            </text:list-item>
            <text:list-item>
              <text:p text:style-name="P17">problem_description</text:p>
            </text:list-item>
            <text:list-item>
              <text:p text:style-name="P18">problem_input</text:p>
            </text:list-item>
            <text:list-item>
              <text:p text:style-name="P18">problem_output</text:p>
            </text:list-item>
            <text:list-item>
              <text:p text:style-name="P18">problem_sample_input</text:p>
            </text:list-item>
            <text:list-item>
              <text:p text:style-name="P18">problem_sample_output</text:p>
            </text:list-item>
            <text:list-item>
              <text:p text:style-name="P19">problem_image</text:p>
            </text:list-item>
            <text:list-item>
              <text:p text:style-name="P20"><text:soft-page-break/>problem_add_date</text:p>
            </text:list-item>
            <text:list-item>
              <text:p text:style-name="P21">problem_judge_input</text:p>
            </text:list-item>
            <text:list-item>
              <text:p text:style-name="P22">problem_judge_output</text:p>
            </text:list-item>
            <text:list-item>
              <text:p text:style-name="P23">problem_<text:span text:style-name="T8">io_type (0: database, 1: file storage)</text:span></text:p>
            </text:list-item>
            <text:list-item>
              <text:p text:style-name="P24">problem_setter</text:p>
            </text:list-item>
            <text:list-item>
              <text:p text:style-name="P25">problem_status <text:span text:style-name="T17">(0: unused, 1: on running contest)</text:span></text:p>
            </text:list-item>
            <text:list-item>
              <text:p text:style-name="P27">problem_special_judge <text:span text:style-name="T18">(0: no, 1: yes)</text:span></text:p>
            </text:list-item>
          </text:list>
        </text:list-item>
        <text:list-item>
          <text:p text:style-name="P28">contest</text:p>
          <text:list>
            <text:list-item>
              <text:p text:style-name="P28">contest_id</text:p>
            </text:list-item>
            <text:list-item>
              <text:p text:style-name="P28">contest_name</text:p>
            </text:list-item>
            <text:list-item>
              <text:p text:style-name="P28">contest_<text:span text:style-name="T1">type (selective-0 / private-1 / public-2)</text:span></text:p>
            </text:list-item>
            <text:list-item>
              <text:p text:style-name="P29">contest_pass</text:p>
            </text:list-item>
            <text:list-item>
              <text:p text:style-name="P30">contest_start</text:p>
            </text:list-item>
            <text:list-item>
              <text:p text:style-name="P30">contest_end</text:p>
            </text:list-item>
            <text:list-item>
              <text:p text:style-name="P31">contest_status <text:span text:style-name="T11">(-1, 0(all_updated), 1(needs_to_be_updated), <text:s/>2(contest_ended)</text:span></text:p>
            </text:list-item>
          </text:list>
        </text:list-item>
        <text:list-item>
          <text:p text:style-name="P32">submissions</text:p>
          <text:list>
            <text:list-item>
              <text:p text:style-name="P33">submission_id</text:p>
            </text:list-item>
            <text:list-item>
              <text:p text:style-name="P33">problem_id <text:span text:style-name="T2">==&gt;</text:span></text:p>
            </text:list-item>
            <text:list-item>
              <text:p text:style-name="P33">user_id <text:span text:style-name="T2">==&gt;</text:span></text:p>
            </text:list-item>
            <text:list-item>
              <text:p text:style-name="P34">contest_id <text:span text:style-name="T3">==&gt;</text:span></text:p>
            </text:list-item>
            <text:list-item>
              <text:p text:style-name="P35">submission_<text:span text:style-name="T4">source_code</text:span></text:p>
            </text:list-item>
            <text:list-item>
              <text:p text:style-name="P36">submission_type (private-<text:span text:style-name="T11">0</text:span> / public-<text:span text:style-name="T11">1</text:span>)</text:p>
            </text:list-item>
            <text:list-item>
              <text:p text:style-name="P37">submission_time</text:p>
            </text:list-item>
            <text:list-item>
              <text:p text:style-name="P38">submission_status <text:span text:style-name="T12">(Processed (0), In Queue (1),</text:span></text:p>
            </text:list-item>
            <text:list-item>
              <text:p text:style-name="P39">submission_result ()</text:p>
            </text:list-item>
          </text:list>
        </text:list-item>
        <text:list-item>
          <text:p text:style-name="P40">rank</text:p>
          <text:list>
            <text:list-item>
              <text:p text:style-name="P41">rank_id</text:p>
            </text:list-item>
            <text:list-item>
              <text:p text:style-name="P42">contest_id ==&gt;</text:p>
            </text:list-item>
            <text:list-item>
              <text:p text:style-name="P42">user_id ==&gt;</text:p>
            </text:list-item>
            <text:list-item>
              <text:p text:style-name="P43">rank_details <text:span text:style-name="T6">(4, 00:47, 127, NA, NA, 0, NA, NA, 0)</text:span></text:p>
            </text:list-item>
            <text:list-item>
              <text:p text:style-name="P44">rank_<text:span text:style-name="T5">solved</text:span></text:p>
            </text:list-item>
            <text:list-item>
              <text:p text:style-name="P45">rank_penalty<text:tab/><text:tab/></text:p>
            </text:list-item>
            <text:list-item>
              <text:p text:style-name="P46">rank_disqualified <text:span text:style-name="T12">(1 if disqualified, NULL if not)</text:span></text:p>
            </text:list-item>
          </text:list>
        </text:list-item>
        <text:list-item>
          <text:p text:style-name="P47">clarification</text:p>
          <text:list>
            <text:list-item>
              <text:p text:style-name="P47">clarification_id</text:p>
            </text:list-item>
            <text:list-item>
              <text:p text:style-name="P47">clarification_question</text:p>
            </text:list-item>
            <text:list-item>
              <text:p text:style-name="P47">clarification_<text:span text:style-name="T13">reply</text:span></text:p>
            </text:list-item>
            <text:list-item>
              <text:p text:style-name="P26">contest_id</text:p>
            </text:list-item>
            <text:list-item>
              <text:p text:style-name="P48"><text:soft-page-break/>problem_id</text:p>
            </text:list-item>
            <text:list-item>
              <text:p text:style-name="P49">user_id</text:p>
            </text:list-item>
            <text:list-item>
              <text:p text:style-name="P49">judge_id</text:p>
            </text:list-item>
            <text:list-item>
              <text:p text:style-name="P50">clarification_status <text:span text:style-name="T14">(0: replied, 1: answered, 2: ignored)</text:span></text:p>
            </text:list-item>
          </text:list>
        </text:list-item>
        <text:list-item>
          <text:p text:style-name="P51">category</text:p>
          <text:list>
            <text:list-item>
              <text:p text:style-name="P52">category_id</text:p>
            </text:list-item>
            <text:list-item>
              <text:p text:style-name="P52">category_name</text:p>
            </text:list-item>
          </text:list>
        </text:list-item>
        <text:list-item>
          <text:p text:style-name="P53">language</text:p>
          <text:list>
            <text:list-item>
              <text:p text:style-name="P53">language_id</text:p>
            </text:list-item>
            <text:list-item>
              <text:p text:style-name="P53">language_name</text:p>
            </text:list-item>
          </text:list>
        </text:list-item>
        <text:list-item>
          <text:p text:style-name="P54">bulk_u<text:span text:style-name="T15">ser_package</text:span></text:p>
          <text:list>
            <text:list-item>
              <text:p text:style-name="P55">bulk_u<text:span text:style-name="T15">ser_package_id</text:span></text:p>
            </text:list-item>
            <text:list-item>
              <text:p text:style-name="P55">bulk_u<text:span text:style-name="T15">ser_package_nam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Monaco" svg:font-family="Monaco" style:font-family-generic="modern" style:font-pitch="fixed"/>
    <style:font-face style:name="KabelItcTEE" svg:font-family="KabelItcTEE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fo:font-size="14pt" style:font-name-asian="文鼎PL中楷Uni" style:font-family-asian="文鼎PL中楷Uni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" fo:font-family="Times" style:font-size-asian="12pt"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Lucidasans1" style:font-family-complex="Lucidasan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e5f16313668ac592c1bfb310f4390624e3dbfb75</meta:generator>
    <meta:initial-creator>TualatriX</meta:initial-creator>
    <meta:creation-date>2008-02-15T12:08:28</meta:creation-date>
    <meta:editing-cycles>94</meta:editing-cycles>
    <meta:editing-duration>PT5H39M28S</meta:editing-duration>
    <dc:date>2015-11-19T00:18:32.518103068</dc:date>
    <dc:creator>Muntasir Munna</dc:creator>
    <meta:document-statistic meta:table-count="0" meta:image-count="0" meta:object-count="0" meta:page-count="3" meta:paragraph-count="88" meta:word-count="247" meta:character-count="1723" meta:non-whitespace-character-count="1648"/>
    <meta:user-defined meta:name="Info 1"/>
    <meta:user-defined meta:name="Info 2"/>
    <meta:user-defined meta:name="Info 3"/>
    <meta:user-defined meta:name="Info 4"/>
  </office:meta>
</office:document-meta>
</file>